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32pt" fo:font-weight="bold" style:letter-kerning="true" style:font-size-asian="32pt" style:font-weight-asian="bold" style:font-family-complex="Calibri" style:font-family-generic-complex="swiss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 style:letter-kerning="true" style:font-size-asian="58pt" style:font-weight-asian="bold" style:font-family-complex="Calibri" style:font-family-generic-complex="swiss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1. Duchu Święty,</text:span><text:span text:style-name="T1"><text:line-break/></text:span><text:span text:style-name="T1">obiecany nam</text:span><text:span text:style-name="T1"><text:line-break/></text:span><text:span text:style-name="T1">Przypominaj to,</text:span><text:span text:style-name="T1"><text:line-break/></text:span><text:span text:style-name="T1">co mówi 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. Z Tobą Słowo Boże żywe staje się.</text:span><text:span text:style-name="T1"><text:line-break/></text:span><text:span text:style-name="T1">W moim życiu, Duchu, prowadź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2. Duchu Prawdy, Ty umacniaj mnie,</text:span><text:span text:style-name="T1"><text:line-break/></text:span><text:span text:style-name="T1">W drodze życia, gdzie wybrałeś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. Z Tobą Słowo Boże żywe staje się.</text:span><text:span text:style-name="T1"><text:line-break/></text:span><text:span text:style-name="T1">W moim życiu, Duchu, prowadź m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3. Daj mi spotkać dzisiaj twarzą w twarz</text:span><text:span text:style-name="T1"><text:line-break/></text:span><text:span text:style-name="T1">Żyjącego Pana pośród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. Z Tobą Słowo Boże żywe staje się.</text:span><text:span text:style-name="T1"><text:line-break/></text:span><text:span text:style-name="T1">W moim życiu, Duchu, prowadź m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3M44S</meta:editing-duration>
    <meta:editing-cycles>44</meta:editing-cycles>
    <meta:generator>OpenOffice/4.1.1$Win32 OpenOffice.org_project/411m6$Build-9775</meta:generator>
    <dc:date>2016-06-20T19:58:32.96</dc:date>
    <dc:creator>Woda Życia</dc:creator>
    <meta:document-statistic meta:object-count="39"/>
  </office:meta>
</office:document-meta>
</file>